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fo:background-color="#ffff00"/>
    </style:style>
    <style:style style:name="P4" style:family="paragraph" style:parent-style-name="Text_20_body">
      <style:text-properties style:font-name="Courier New" fo:background-color="#ffff00"/>
    </style:style>
    <style:style style:name="P5" style:family="paragraph" style:parent-style-name="Text_20_body">
      <style:paragraph-properties fo:text-align="start" style:justify-single-word="false"/>
      <style:text-properties style:font-name="Courier New" fo:background-color="#ffff00"/>
    </style:style>
    <style:style style:name="P6" style:family="paragraph" style:parent-style-name="Text_20_body">
      <style:paragraph-properties fo:margin-top="0cm" fo:margin-bottom="0cm"/>
    </style:style>
    <style:style style:name="P7" style:family="paragraph" style:parent-style-name="Text_20_body">
      <style:paragraph-properties fo:margin-top="0cm" fo:margin-bottom="0cm" fo:text-align="start" style:justify-single-word="false"/>
    </style:style>
    <style:style style:name="P8" style:family="paragraph" style:parent-style-name="Text_20_body">
      <style:paragraph-properties fo:margin-top="0cm" fo:margin-bottom="0cm"/>
      <style:text-properties fo:background-color="#ffff00"/>
    </style:style>
    <style:style style:name="P9" style:family="paragraph" style:parent-style-name="Text_20_body">
      <style:paragraph-properties fo:margin-top="0cm" fo:margin-bottom="0cm"/>
      <style:text-properties style:font-name="Courier New" fo:background-color="#ffff00"/>
    </style:style>
    <style:style style:name="P10" style:family="paragraph" style:parent-style-name="Preformatted_20_Text">
      <style:paragraph-properties fo:text-align="start" style:justify-single-word="false"/>
    </style:style>
    <style:style style:name="P11" style:family="paragraph" style:parent-style-name="Preformatted_20_Text">
      <style:text-properties fo:background-color="#ffff00"/>
    </style:style>
    <style:style style:name="P12" style:family="paragraph" style:parent-style-name="Preformatted_20_Text">
      <style:paragraph-properties fo:margin-top="0cm" fo:margin-bottom="0.499cm"/>
    </style:style>
    <style:style style:name="P13" style:family="paragraph" style:parent-style-name="Preformatted_20_Text">
      <style:paragraph-properties fo:margin-top="0cm" fo:margin-bottom="0.499cm" fo:text-align="start" style:justify-single-word="false"/>
    </style:style>
    <style:style style:name="P14" style:family="paragraph" style:parent-style-name="Preformatted_20_Text">
      <style:paragraph-properties fo:margin-top="0cm" fo:margin-bottom="0.499cm"/>
      <style:text-properties fo:background-color="#ffff00"/>
    </style:style>
    <style:style style:name="P15" style:family="paragraph" style:parent-style-name="Standard">
      <style:paragraph-properties fo:text-align="start" style:justify-single-word="false"/>
      <style:text-properties style:font-name="Courier New" fo:background-color="#ffff00"/>
    </style:style>
    <style:style style:name="P16" style:family="paragraph" style:parent-style-name="Standard">
      <style:text-properties style:font-name="Courier New"/>
    </style:style>
    <style:style style:name="P17" style:family="paragraph" style:parent-style-name="Standard">
      <style:text-properties style:font-name="Courier New" fo:background-color="#ffff00"/>
    </style:style>
    <style:style style:name="P18" style:family="paragraph" style:parent-style-name="Text_20_body" style:list-style-name="L1"/>
    <style:style style:name="P19" style:family="paragraph" style:parent-style-name="Text_20_body">
      <style:paragraph-properties fo:text-align="start" style:justify-single-word="false"/>
      <style:text-properties style:font-name="Courier New" fo:background-color="#ffff00"/>
    </style:style>
    <style:style style:name="P20" style:family="paragraph" style:parent-style-name="Text_20_body">
      <style:paragraph-properties fo:margin-top="0cm" fo:margin-bottom="0cm"/>
    </style:style>
    <style:style style:name="P21" style:family="paragraph" style:parent-style-name="Text_20_body" style:list-style-name="L1">
      <style:paragraph-properties fo:margin-top="0cm" fo:margin-bottom="0cm"/>
    </style:style>
    <style:style style:name="P22" style:family="paragraph" style:parent-style-name="Text_20_body">
      <style:paragraph-properties fo:text-align="start" style:justify-single-word="false" fo:padding="0.074cm" fo:border-left="none" fo:border-right="none" fo:border-top="none" fo:border-bottom="0.035cm solid #000000" style:join-border="false"/>
      <style:text-properties style:font-name="Courier New" fo:background-color="#ffff00"/>
    </style:style>
    <style:style style:name="P23" style:family="paragraph" style:parent-style-name="Preformatted_20_Text">
      <style:paragraph-properties fo:margin-top="0cm" fo:margin-bottom="0.499cm"/>
    </style:style>
    <style:style style:name="P2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6" style:family="paragraph">
      <style:paragraph-properties fo:text-align="start"/>
    </style:style>
    <style:style style:name="T1" style:family="text">
      <style:text-properties fo:color="#8b0000"/>
    </style:style>
    <style:style style:name="T2" style:family="text">
      <style:text-properties fo:background-color="#ffff00"/>
    </style:style>
    <style:style style:name="T3"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checkbox form:name="answer[6be849dbd4e940b797dcea49132573db][]" form:control-implementation="ooo:com.sun.star.form.component.CheckBox" xml:id="control1" form:id="control1" form:value="4c99389019cdc10eefe08cfb9e68281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6be849dbd4e940b797dcea49132573db][]" form:control-implementation="ooo:com.sun.star.form.component.CheckBox" xml:id="control2" form:id="control2" form:value="f0d58ba405198a247e94a75c538fb7d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6be849dbd4e940b797dcea49132573db][]" form:control-implementation="ooo:com.sun.star.form.component.CheckBox" xml:id="control3" form:id="control3" form:value="2d762bda1e60ba1d72b7a93e9438509e"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6be849dbd4e940b797dcea49132573db][]" form:control-implementation="ooo:com.sun.star.form.component.CheckBox" xml:id="control4" form:id="control4" form:value="9f0104afb0a14311d75040982e3684b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998957680a60c598e500f253948c3a08][]" form:control-implementation="ooo:com.sun.star.form.component.CheckBox" xml:id="control5" form:id="control5" form:value="5195d2aa1610b26e50c2e8d78072373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998957680a60c598e500f253948c3a08][]" form:control-implementation="ooo:com.sun.star.form.component.CheckBox" xml:id="control6" form:id="control6" form:value="906475a9649c8618d6a7ef1fca6d61a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998957680a60c598e500f253948c3a08][]" form:control-implementation="ooo:com.sun.star.form.component.CheckBox" xml:id="control7" form:id="control7" form:value="badd2aa80e3f7f4893fe857dc41167eb"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998957680a60c598e500f253948c3a08][]" form:control-implementation="ooo:com.sun.star.form.component.CheckBox" xml:id="control8" form:id="control8" form:value="a534f903011be501c552b94c3030126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8d0749b7fd181bb3fc1c64487b48263f][]" form:control-implementation="ooo:com.sun.star.form.component.CheckBox" xml:id="control9" form:id="control9" form:value="277fea44e4bafe7fc26c2b32412fa41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8d0749b7fd181bb3fc1c64487b48263f][]" form:control-implementation="ooo:com.sun.star.form.component.CheckBox" xml:id="control10" form:id="control10" form:value="bed5bf23853c06b2e3a26073a9c4f7e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8d0749b7fd181bb3fc1c64487b48263f][]" form:control-implementation="ooo:com.sun.star.form.component.CheckBox" xml:id="control11" form:id="control11" form:value="2e1f365bbdb11200cb383d9f3e08988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8d0749b7fd181bb3fc1c64487b48263f][]" form:control-implementation="ooo:com.sun.star.form.component.CheckBox" xml:id="control12" form:id="control12" form:value="42e0a26dca064ffb9a54a3cf5bc5c3cc"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7cfc7ce02e05974212e229116fcd8e83][]" form:control-implementation="ooo:com.sun.star.form.component.CheckBox" xml:id="control13" form:id="control13" form:value="dc54f4864aa6e430e274fbd2309e056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7cfc7ce02e05974212e229116fcd8e83][]" form:control-implementation="ooo:com.sun.star.form.component.CheckBox" xml:id="control14" form:id="control14" form:value="d0ff03803527e315d066fdc4fda76a9e"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7cfc7ce02e05974212e229116fcd8e83][]" form:control-implementation="ooo:com.sun.star.form.component.CheckBox" xml:id="control15" form:id="control15" form:value="895123e45d3bfe14e273e9ca171b61ea"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7cfc7ce02e05974212e229116fcd8e83][]" form:control-implementation="ooo:com.sun.star.form.component.CheckBox" xml:id="control16" form:id="control16" form:value="3bd3efe803f7203edcc894a8cf445ab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7cfc7ce02e05974212e229116fcd8e83][]" form:control-implementation="ooo:com.sun.star.form.component.CheckBox" xml:id="control17" form:id="control17" form:value="fb07691cef3f9fa1a59386bb246f900f"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439c018e1918be21cc9d052cea8a94c3][]" form:control-implementation="ooo:com.sun.star.form.component.CheckBox" xml:id="control18" form:id="control18" form:value="f03b76947b5d8ec47f22d1104429d4f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439c018e1918be21cc9d052cea8a94c3][]" form:control-implementation="ooo:com.sun.star.form.component.CheckBox" xml:id="control19" form:id="control19" form:value="5a7e05517a9960696a7b0615f889486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439c018e1918be21cc9d052cea8a94c3][]" form:control-implementation="ooo:com.sun.star.form.component.CheckBox" xml:id="control20" form:id="control20" form:value="57415906997f2723687fc5d2448d961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439c018e1918be21cc9d052cea8a94c3][]" form:control-implementation="ooo:com.sun.star.form.component.CheckBox" xml:id="control21" form:id="control21" form:value="37fae217903076f94b421c75dfcc88e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439c018e1918be21cc9d052cea8a94c3][]" form:control-implementation="ooo:com.sun.star.form.component.CheckBox" xml:id="control22" form:id="control22" form:value="c6711415d990be508e849daad117f24d"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Final Exam</text:h>
      <text:p text:style-name="P1"><text:span text:style-name="Strong_20_Emphasis"><text:span text:style-name="T1">Read This</text:span></text:span></text:p>
      <text:p text:style-name="Text_20_body">This exam is an assessment tool, not a teaching tool, and several of the questions are intended to be challenging. Our goal is to find out how much you know and how proficient you are with the material. You may not have time to check all of your answers. </text:p>
      <text:p text:style-name="Text_20_body">You can use any resources that you like, including running your code and using the visualizer, <text:span text:style-name="Strong_20_Emphasis">as long as you do not ask anyone any questions, anywhere, or otherwise communicate with anyone about the content of the exam, even after you have submitted.</text:span> <text:span text:style-name="Strong_20_Emphasis"><text:span text:style-name="T1">If you do, you will be expelled from the course.</text:span></text:span> In particular: </text:p>
      <text:list xml:id="list188254026220339653" text:style-name="L1">
        <text:list-item>
          <text:p text:style-name="P21">Do not ask for clarification on an exam question, either on the course forums or anywhere else. </text:p>
        </text:list-item>
        <text:list-item>
          <text:p text:style-name="P21">Do not ask about or post any parts of your exam solutions. </text:p>
        </text:list-item>
        <text:list-item>
          <text:p text:style-name="P21">Do not make comments about the exam, including the length of the exam or how hard or easy the questions are. </text:p>
        </text:list-item>
        <text:list-item>
          <text:p text:style-name="P18">Do not help anyone else with their exam. </text:p>
        </text:list-item>
      </text:list>
      <text:p text:style-name="Text_20_body">When you first open the exam, read all of it and look for questions that you know how to answer right away.</text:p>
      <text:p text:style-name="Text_20_body">We will be monitoring what people submit. If an exam question is somehow flawed, rather than fix the question, we will simply not count it.</text:p>
      <text:p text:style-name="Text_20_body">You can only submit once, and <text:span text:style-name="Strong_20_Emphasis">you will not be told your score until after the course ends: after 19 November 2012.</text:span> </text:p>
      <text:p text:style-name="Text_20_body">Save frequently. We recommend that you save after every question.</text:p>
      <text:p text:style-name="Text_20_body">Even if you quit your browser, the countdown will continue.</text:p>
      <text:p text:style-name="Text_20_body"><text:span text:style-name="Strong_20_Emphasis">Good luck!</text:span></text:p>
      <text:h text:style-name="Heading_20_3" text:outline-level="3">Question 1</text:h>
      <text:p text:style-name="Text_20_body">Select the expression(s) that evaluate to a <text:span text:style-name="Source_20_Text"><text:span text:style-name="T2">float</text:span></text:span> value.</text:p>
      <text:p text:style-name="P6"><text:bookmark text:name="gensym_509cc2037667b"/><draw:control text:anchor-type="as-char" draw:z-index="0" draw:style-name="gr1" draw:text-style-name="P26" svg:width="0.345cm" svg:height="0.345cm" draw:control="control1"/><text:span text:style-name="Source_20_Text"><text:span text:style-name="T2">8.0 % 4</text:span></text:span><text:span text:style-name="T2"> → 0.0</text:span></text:p>
      <text:p text:style-name="P6"><text:bookmark text:name="gensym_509cc2037552e"/><draw:control text:anchor-type="as-char" draw:z-index="1" draw:style-name="gr1" draw:text-style-name="P26" svg:width="0.345cm" svg:height="0.345cm" draw:control="control2"/><text:span text:style-name="Source_20_Text"><text:span text:style-name="T2">7 + 8.5</text:span></text:span><text:span text:style-name="T2"> → 15.5</text:span></text:p>
      <text:p text:style-name="P6"><text:bookmark text:name="gensym_509cc20375b0b"/><draw:control text:anchor-type="as-char" draw:z-index="2" draw:style-name="gr1" draw:text-style-name="P26" svg:width="0.345cm" svg:height="0.345cm" draw:control="control3"/><text:span text:style-name="Source_20_Text">8 + 3</text:span> <text:s/>→ 11</text:p>
      <text:p text:style-name="Text_20_body"><text:bookmark text:name="gensym_509cc2037609c"/><draw:control text:anchor-type="as-char" draw:z-index="3" draw:style-name="gr1" draw:text-style-name="P26" svg:width="0.345cm" svg:height="0.345cm" draw:control="control4"/><text:span text:style-name="Source_20_Text">8 % 6</text:span> → 2</text:p>
      <text:h text:style-name="Heading_20_3" text:outline-level="3">Question 2</text:h>
      <text:p text:style-name="P2">Consider this code:</text:p>
      <text:p text:style-name="P10">a = 7</text:p>
      <text:p text:style-name="P10">b = a + 3</text:p>
      <text:p text:style-name="P13">a = 9</text:p>
      <text:p text:style-name="P7">After the code above has been executed, what value does <text:span text:style-name="Source_20_Text">b</text:span> refer to? <text:span text:style-name="T2">10</text:span></text:p>
      <text:h text:style-name="Heading_20_3" text:outline-level="3">Question 3</text:h>
      <text:p text:style-name="P2">Consider this code:</text:p>
      <text:p text:style-name="P10">def f(y):</text:p>
      <text:p text:style-name="P10"><text:soft-page-break/><text:s text:c="4"/>x = y * 3</text:p>
      <text:p text:style-name="P13"><text:s text:c="4"/>return y + x</text:p>
      <text:p text:style-name="P7">What value is returned by a call on function <text:span text:style-name="Source_20_Text">f</text:span> with argument <text:span text:style-name="Source_20_Text">10</text:span>? <text:span text:style-name="T2">40</text:span></text:p>
      <text:p text:style-name="Text_20_body"><text:bookmark text:name="gensym_509cc203794bc"/><text:s/></text:p>
      <text:h text:style-name="Heading_20_3" text:outline-level="3">Question 4</text:h>
      <text:p text:style-name="P2">Consider this code:</text:p>
      <text:p text:style-name="P10">start = 'L'</text:p>
      <text:p text:style-name="P10">middle = 8</text:p>
      <text:p text:style-name="P13">end = 'R'</text:p>
      <text:p text:style-name="P2">Write an expression that evaluates to the string <text:span text:style-name="Source_20_Text">'L8R'</text:span> using only the variables <text:span text:style-name="Source_20_Text">start</text:span>, <text:span text:style-name="Source_20_Text">middle</text:span>, <text:span text:style-name="Source_20_Text">end</text:span>, one call on function <text:span text:style-name="Source_20_Text">str</text:span>, and string concatenation.</text:p>
      <text:p text:style-name="P2">Do not use unnecessary parentheses: you need them for the function call, but nothing else.</text:p>
      <text:p text:style-name="P8">start + str(middle) + end</text:p>
      <text:h text:style-name="Heading_20_3" text:outline-level="3">Question 5</text:h>
      <text:p text:style-name="Text_20_body">The docstring in this function is correct. </text:p>
      <text:p text:style-name="Preformatted_20_Text">def capitalized(two_words):</text:p>
      <text:p text:style-name="Preformatted_20_Text"><text:s text:c="4"/>'''(str) -&gt; str</text:p>
      <text:p text:style-name="Preformatted_20_Text"/>
      <text:p text:style-name="Preformatted_20_Text"><text:s text:c="4"/>Precondition: two_words is a string containing two words separated by one space.</text:p>
      <text:p text:style-name="Preformatted_20_Text"/>
      <text:p text:style-name="Preformatted_20_Text"><text:s text:c="4"/>Return a string containing the words in two_words, but capitalized, again</text:p>
      <text:p text:style-name="Preformatted_20_Text"><text:s text:c="4"/>separated by one space.</text:p>
      <text:p text:style-name="Preformatted_20_Text"/>
      <text:p text:style-name="Preformatted_20_Text"><text:s text:c="4"/>&gt;&gt;&gt; capitalized('hello world')</text:p>
      <text:p text:style-name="Preformatted_20_Text"><text:s text:c="4"/>Hello World</text:p>
      <text:p text:style-name="Preformatted_20_Text"><text:s text:c="4"/>'''</text:p>
      <text:p text:style-name="Preformatted_20_Text"/>
      <text:p text:style-name="Preformatted_20_Text"><text:s text:c="4"/>first = two_words[:two_words.find(' ')]</text:p>
      <text:p text:style-name="Preformatted_20_Text"><text:s text:c="4"/>second = two_words[two_words.find(' '):]<office:annotation><dc:creator>Unknown Author</dc:creator><dc:date>2012-11-09T08:54:48.54</dc:date><text:p text:style-name="P24"><text:span text:style-name="T3">This string includes the space, I think – and that starting space creates the problem with capitalization</text:span></text:p></office:annotation></text:p>
      <text:p text:style-name="P12"><text:s text:c="4"/>return first.capitalize() + ' ' + second.capitalize()</text:p>
      <text:p text:style-name="P6">The body of the function does not match the docstring. Select the reason(s) why.</text:p>
      <text:p text:style-name="P6"><text:bookmark text:name="gensym_509cc2037fabc"/><draw:control text:anchor-type="as-char" draw:z-index="4" draw:style-name="gr1" draw:text-style-name="P26" svg:width="0.345cm" svg:height="0.345cm" draw:control="control5"/><text:span text:style-name="T2">The second word is not capitalized. </text:span></text:p>
      <text:p text:style-name="P6"><text:bookmark text:name="gensym_509cc2037e9c0"/><draw:control text:anchor-type="as-char" draw:z-index="5" draw:style-name="gr1" draw:text-style-name="P26" svg:width="0.345cm" svg:height="0.345cm" draw:control="control6"/>The function should call function <text:span text:style-name="Source_20_Text">print</text:span> before the <text:span text:style-name="Source_20_Text">return</text:span> statement. </text:p>
      <text:p text:style-name="P6"><text:bookmark text:name="gensym_509cc2037f54e"/><draw:control text:anchor-type="as-char" draw:z-index="6" draw:style-name="gr1" draw:text-style-name="P26" svg:width="0.345cm" svg:height="0.345cm" draw:control="control7"/>An error occurs on the first slice. </text:p>
      <text:p text:style-name="Text_20_body"><text:bookmark text:name="gensym_509cc2037efb0"/><draw:control text:anchor-type="as-char" draw:z-index="7" draw:style-name="gr1" draw:text-style-name="P26" svg:width="0.345cm" svg:height="0.345cm" draw:control="control8"/><text:span text:style-name="T2">There are two spaces in the string that is returned. </text:span></text:p>
      <text:h text:style-name="Heading_20_3" text:outline-level="3">Question 6</text:h>
      <text:p text:style-name="P2">Consider this function:</text:p>
      <text:p text:style-name="P10">def larger_of_smallest(L1, L2):</text:p>
      <text:p text:style-name="P10"><text:s text:c="4"/>'''(list of int, list of int) -&gt; int</text:p>
      <text:p text:style-name="P10"/>
      <text:p text:style-name="P10"><text:s text:c="4"/>Return the larger of the smallest value in L1 and the smallest value in</text:p>
      <text:p text:style-name="P10"><text:s text:c="4"/>L2.</text:p>
      <text:p text:style-name="P10"/>
      <text:p text:style-name="P10"><text:s text:c="4"/>Precondition: L1 and L2 are not empty.</text:p>
      <text:p text:style-name="P10"/>
      <text:p text:style-name="P10"><text:s text:c="4"/>&gt;&gt;&gt; larger_of_smallest([1, 4, 0], [3, 2])</text:p>
      <text:p text:style-name="P10"><text:soft-page-break/><text:s text:c="4"/>2</text:p>
      <text:p text:style-name="P10"><text:s text:c="4"/>&gt;&gt;&gt; larger_of_smallest([4], [9, 6, 3])</text:p>
      <text:p text:style-name="P10"><text:s text:c="4"/>4</text:p>
      <text:p text:style-name="P10"><text:s text:c="4"/>'''</text:p>
      <text:p text:style-name="P10"/>
      <text:p text:style-name="P13"><text:s text:c="4"/>return # CODE MISSING HERE</text:p>
      <text:p text:style-name="P2">The expression for the <text:span text:style-name="Source_20_Text">return</text:span> statement is missing. Write it below. Use only the parameters, one call on function <text:span text:style-name="Source_20_Text">max</text:span>, and two calls on function <text:span text:style-name="Source_20_Text">min</text:span>. </text:p>
      <text:p text:style-name="P2">Do not use unnecessary parentheses: you need them for the function calls, but nothing else. Do not include the word <text:span text:style-name="Source_20_Text">return</text:span>; just write the expression.</text:p>
      <text:p text:style-name="P3">max(min(L1), min(L2))</text:p>
      <text:p text:style-name="P6"/>
      <text:h text:style-name="Heading_20_3" text:outline-level="3">Question 7</text:h>
      <text:p text:style-name="P2">Consider this function:</text:p>
      <text:p text:style-name="P10">def same_length(L1, L2):</text:p>
      <text:p text:style-name="P10"><text:s text:c="4"/>'''(list, list) -&gt; bool</text:p>
      <text:p text:style-name="P10"/>
      <text:p text:style-name="P10"><text:s text:c="4"/>Return True if and only if L1 and L2 contain the same number of elements.</text:p>
      <text:p text:style-name="P10"><text:s text:c="4"/>'''</text:p>
      <text:p text:style-name="P10"><text:s text:c="4"/>if len(L1) == len(L2):</text:p>
      <text:p text:style-name="P10"><text:s text:c="8"/>return True</text:p>
      <text:p text:style-name="P10"><text:s text:c="4"/>else:</text:p>
      <text:p text:style-name="P13"><text:s text:c="8"/>return False</text:p>
      <text:p text:style-name="P2">The function works, but the <text:span text:style-name="Source_20_Text">if</text:span> statement can be replaced with a single <text:span text:style-name="Source_20_Text">return</text:span> statement:</text:p>
      <text:p text:style-name="P13"><text:s text:c="4"/>return # CODE MISSING HERE</text:p>
      <text:p text:style-name="P2">Write the missing expression. Use only the parameters, two calls on function <text:span text:style-name="Source_20_Text">len</text:span>, and operator <text:span text:style-name="Source_20_Text">==</text:span> once.</text:p>
      <text:p text:style-name="P2">Do not use unnecessary parentheses: you need them for the function calls, but nothing else. Do not include the word <text:span text:style-name="Source_20_Text">return</text:span>; just write the expression.</text:p>
      <text:p text:style-name="P3"><text:s/>len(L1) == len(L2)</text:p>
      <text:h text:style-name="Heading_20_3" text:outline-level="3">Question 8</text:h>
      <text:p text:style-name="Text_20_body">Consider these two functions; we provide only the headers, type contracts, and a precondition:</text:p>
      <text:p text:style-name="Preformatted_20_Text">def moogah(a, b):</text:p>
      <text:p text:style-name="P12"><text:s text:c="4"/>'''(str, int) -&gt; str'''</text:p>
      <text:p text:style-name="Preformatted_20_Text">def frooble(L):</text:p>
      <text:p text:style-name="Preformatted_20_Text"><text:s text:c="4"/>'''(list of str) -&gt; int</text:p>
      <text:p text:style-name="P12"><text:s text:c="4"/>Precondition: L has at least one element.'''</text:p>
      <text:p text:style-name="Text_20_body">Below are code fragments that call these two functions in various ways. Select the code fragment(s) below that are valid according to the function headers and the type contracts.</text:p>
      <text:p text:style-name="Text_20_body"><text:bookmark text:name="gensym_509cc203860ed"/><draw:control text:anchor-type="as-char" draw:z-index="8" draw:style-name="gr1" draw:text-style-name="P26" svg:width="0.345cm" svg:height="0.345cm" draw:control="control9"/></text:p>
      <text:p text:style-name="P11">lst = ['a', 'b', 'c']</text:p>
      <text:p text:style-name="P12"><text:span text:style-name="T2">moogah(lst[0], len(lst))</text:span><office:annotation><dc:creator>Unknown Author</dc:creator><dc:date>2012-11-09T09:06:21.57</dc:date><text:p text:style-name="P24"><text:span text:style-name="T3">This function is called on a str &amp; an int, and this is equivalent to moogah('a', 3), so this looks like a valid code fragment</text:span></text:p></office:annotation></text:p>
      <text:p text:style-name="Text_20_body"><text:bookmark text:name="gensym_509cc20386d9a"/><draw:control text:anchor-type="as-char" draw:z-index="9" draw:style-name="gr1" draw:text-style-name="P26" svg:width="0.345cm" svg:height="0.345cm" draw:control="control10"/></text:p>
      <text:p text:style-name="P12"><text:soft-page-break/>frooble(moogah('', 0))<office:annotation><dc:creator>Unknown Author</dc:creator><dc:date>2012-11-09T09:07:43.57</dc:date><text:p text:style-name="P24"><text:span text:style-name="T3">This is a valid call to moogah, as above, but frooble is called on a list of str, and moogah returns a STR, not a LIST OF STR</text:span></text:p></office:annotation></text:p>
      <text:p text:style-name="Text_20_body"><text:bookmark text:name="gensym_509cc203866f2"/><draw:control text:anchor-type="as-char" draw:z-index="10" draw:style-name="gr1" draw:text-style-name="P26" svg:width="0.345cm" svg:height="0.345cm" draw:control="control11"/></text:p>
      <text:p text:style-name="P12">moogah('a', moogah(['a'])<office:annotation><dc:creator>Unknown Author</dc:creator><dc:date>2012-11-09T09:09:42.57</dc:date><text:p text:style-name="P24"><text:span text:style-name="T3">This second expression is not legal – it's going to result in an error, and there's no reason to expect it to produce an int, which is what would be be needed for a valid call to moogah</text:span></text:p></office:annotation>)</text:p>
      <text:p text:style-name="Text_20_body"><text:bookmark text:name="gensym_509cc2038733a"/><draw:control text:anchor-type="as-char" draw:z-index="11" draw:style-name="gr1" draw:text-style-name="P26" svg:width="0.345cm" svg:height="0.345cm" draw:control="control12"/></text:p>
      <text:p text:style-name="P14">frooble([moogah('', 0)])<office:annotation><dc:creator>Unknown Author</dc:creator><dc:date>2012-11-09T09:10:48.57</dc:date><text:p text:style-name="P24"><text:span text:style-name="T3">This is valid – see item 2 above, and note that this is framed to pass a LIST of STR to frooble</text:span></text:p></office:annotation></text:p>
      <text:h text:style-name="Heading_20_3" text:outline-level="3">Question 9</text:h>
      <text:p text:style-name="P2">Consider this code:</text:p>
      <text:p text:style-name="P10">def reverse(s):</text:p>
      <text:p text:style-name="P10"><text:s text:c="4"/>'''(str) -&gt; str</text:p>
      <text:p text:style-name="P10"/>
      <text:p text:style-name="P10"><text:s text:c="4"/>Return the reverse of s.</text:p>
      <text:p text:style-name="P10"/>
      <text:p text:style-name="P10"><text:s text:c="4"/>&gt;&gt;&gt; reverse('abc')</text:p>
      <text:p text:style-name="P10"><text:s text:c="4"/>'cba'</text:p>
      <text:p text:style-name="P10"><text:s text:c="4"/>&gt;&gt;&gt; reverse('a')</text:p>
      <text:p text:style-name="P10"><text:s text:c="4"/>'a'</text:p>
      <text:p text:style-name="P10"><text:s text:c="4"/>&gt;&gt;&gt; reverse('madam')</text:p>
      <text:p text:style-name="P10"><text:s text:c="4"/>'madam'</text:p>
      <text:p text:style-name="P10"><text:s text:c="4"/>&gt;&gt;&gt; reverse('1234!')</text:p>
      <text:p text:style-name="P10"><text:s text:c="4"/>'!4321'</text:p>
      <text:p text:style-name="P10"><text:s text:c="4"/>'''</text:p>
      <text:p text:style-name="P10"/>
      <text:p text:style-name="P10"><text:s text:c="4"/>result = ''</text:p>
      <text:p text:style-name="P10"><text:s text:c="4"/>i = len(s) - 1</text:p>
      <text:p text:style-name="P10"><text:s text:c="4"/>while i &gt;= 0:</text:p>
      <text:p text:style-name="P10"><text:s text:c="8"/>result = result + s[i]</text:p>
      <text:p text:style-name="P10"><text:s text:c="8"/>i = <text:span text:style-name="T2"># CODE MISSING HERE</text:span></text:p>
      <text:p text:style-name="P10"/>
      <text:p text:style-name="P13"><text:s text:c="4"/>return result</text:p>
      <text:p text:style-name="P2">Write the missing expression. Do not use parentheses. Do not include "<text:span text:style-name="Source_20_Text">i =</text:span>". Just write the missing expression.</text:p>
      <text:p text:style-name="P9">i-1</text:p>
      <text:h text:style-name="Heading_20_3" text:outline-level="3">Question 10</text:h>
      <text:p text:style-name="P2">Consider this code:</text:p>
      <text:p text:style-name="P10">def get_keys(L, d):</text:p>
      <text:p text:style-name="P10"><text:s text:c="4"/>'''(list, dict) -&gt; list</text:p>
      <text:p text:style-name="P10"/>
      <text:p text:style-name="P10"><text:s text:c="4"/>Return a new list containing all the items in L that are keys in d.</text:p>
      <text:p text:style-name="P10"/>
      <text:p text:style-name="P10"><text:s text:c="4"/>&gt;&gt;&gt; get_keys([1, 2, 'a'], {'a': 3, 1: 2, 4: 'w'})</text:p>
      <text:p text:style-name="P10"><text:s text:c="4"/>[1, 'a']</text:p>
      <text:p text:style-name="P10"><text:s text:c="4"/>'''</text:p>
      <text:p text:style-name="P10"/>
      <text:p text:style-name="P10"><text:s text:c="4"/>result = []</text:p>
      <text:p text:style-name="P10"><text:s text:c="4"/>for <text:span text:style-name="T2"># CODE MISSING HERE</text:span></text:p>
      <text:p text:style-name="P10"><text:s text:c="8"/>if k in d:</text:p>
      <text:p text:style-name="P10"><text:s text:c="12"/>result.append(k)</text:p>
      <text:p text:style-name="P10"/>
      <text:p text:style-name="P13"><text:s text:c="4"/>return result</text:p>
      <text:p text:style-name="P2">Write the missing code for the first line of the <text:span text:style-name="Source_20_Text">for</text:span> loop — everything after the word "for", up to <text:soft-page-break/>and including the colon <text:span text:style-name="Source_20_Text">:</text:span>.</text:p>
      <text:p text:style-name="P2">Do not use any parentheses, and do not call any functions or methods.</text:p>
      <text:p text:style-name="P4">k in L: </text:p>
      <text:h text:style-name="Heading_20_3" text:outline-level="3">Question 11</text:h>
      <text:p text:style-name="P2">Consider this code:</text:p>
      <text:p text:style-name="P10">def count_values_that_are_keys(d):</text:p>
      <text:p text:style-name="P10"><text:s text:c="4"/>'''(dict) -&gt; int</text:p>
      <text:p text:style-name="P10"/>
      <text:p text:style-name="P10"><text:s text:c="4"/>Return the number of values in d that are also keys in d.</text:p>
      <text:p text:style-name="P10"/>
      <text:p text:style-name="P10"><text:s text:c="4"/>&gt;&gt;&gt; count_values_that_are_keys({1: 2, 2: 3, 3: 3})</text:p>
      <text:p text:style-name="P10"><text:s text:c="4"/>3</text:p>
      <text:p text:style-name="P10"><text:s text:c="4"/>&gt;&gt;&gt; count_values_that_are_keys({1: 1})</text:p>
      <text:p text:style-name="P10"><text:s text:c="4"/>1</text:p>
      <text:p text:style-name="P10"><text:s text:c="4"/>&gt;&gt;&gt; count_values_that_are_keys({1: 2, 2: 3, 3: 0})</text:p>
      <text:p text:style-name="P10"><text:s text:c="4"/>2</text:p>
      <text:p text:style-name="P10"><text:s text:c="4"/>&gt;&gt;&gt; count_values_that_are_keys({1: 2})</text:p>
      <text:p text:style-name="P10"><text:s text:c="4"/>0</text:p>
      <text:p text:style-name="P10"><text:s text:c="4"/>'''</text:p>
      <text:p text:style-name="P10"/>
      <text:p text:style-name="P10"><text:s text:c="4"/>result = 0</text:p>
      <text:p text:style-name="P10"><text:s text:c="4"/>for k in d:</text:p>
      <text:p text:style-name="P10"><text:s text:c="8"/><text:span text:style-name="T2">if # CODE MISSING HERE</text:span></text:p>
      <text:p text:style-name="P10"><text:s text:c="12"/>result = result + 1</text:p>
      <text:p text:style-name="P10"/>
      <text:p text:style-name="P13"><text:s text:c="4"/>return result</text:p>
      <text:p text:style-name="P2">Write the missing code for the <text:span text:style-name="Source_20_Text">if</text:span> statement — everything after the word "if", up to and including the colon <text:span text:style-name="Source_20_Text">:</text:span>.</text:p>
      <text:p text:style-name="P2">Your answer should only use operator <text:span text:style-name="Source_20_Text">in</text:span>, variables <text:span text:style-name="Source_20_Text">k</text:span> and <text:span text:style-name="Source_20_Text">d</text:span>, and indexing. </text:p>
      <text:p text:style-name="P2">Do not use parentheses. </text:p>
      <text:p text:style-name="P9">d[k] in d:</text:p>
      <text:h text:style-name="Heading_20_3" text:outline-level="3">Question 12</text:h>
      <text:p text:style-name="Text_20_body">Consider this function:</text:p>
      <text:p text:style-name="Preformatted_20_Text">def double_values(collection):</text:p>
      <text:p text:style-name="Preformatted_20_Text"><text:s text:c="4"/>for v in range(len(collection)):</text:p>
      <text:p text:style-name="P12"><text:s text:c="8"/>collection[v] = collection[v] * 2</text:p>
      <text:p text:style-name="Text_20_body">Strings, tuples, lists, and dictionaries can all be iterated over, and function <text:span text:style-name="Source_20_Text">len</text:span> works with all of them.</text:p>
      <text:p text:style-name="Text_20_body">Select the code fragment(s) below that run without error.</text:p>
      <text:p text:style-name="Text_20_body"><text:bookmark text:name="gensym_509cc20390da7"/><draw:control text:anchor-type="as-char" draw:z-index="12" draw:style-name="gr1" draw:text-style-name="P26" svg:width="0.345cm" svg:height="0.345cm" draw:control="control13"/></text:p>
      <text:p text:style-name="Preformatted_20_Text">d = {1: 10, 2: 20, 3: 30}</text:p>
      <text:p text:style-name="P12">double_values(d)<office:annotation><dc:creator>Unknown Author</dc:creator><dc:date>2012-11-09T09:29:32.58</dc:date><text:p text:style-name="P24"><text:span text:style-name="T3">KeyError(0) – note that the range call picks out (0,3), but there is no key 0 in the dictionary to be called as collection[0] – thus KeyError(0), because key 0 does not exist . This is why this is different from the last example.</text:span></text:p></office:annotation></text:p>
      <text:p text:style-name="Text_20_body"><text:bookmark text:name="gensym_509cc2039081f"/><draw:control text:anchor-type="as-char" draw:z-index="13" draw:style-name="gr1" draw:text-style-name="P26" svg:width="0.345cm" svg:height="0.345cm" draw:control="control14"/></text:p>
      <text:p text:style-name="Preformatted_20_Text">t = (1, 2, 3)</text:p>
      <text:p text:style-name="P12">double_values(t)<office:annotation><dc:creator>Unknown Author</dc:creator><dc:date>2012-11-09T09:30:14.58</dc:date><text:p text:style-name="P24"><text:span text:style-name="T3">Error – tuple does not support item assignment (last line of function)</text:span></text:p></office:annotation></text:p>
      <text:p text:style-name="Text_20_body"><text:bookmark text:name="gensym_509cc20391317"/><draw:control text:anchor-type="as-char" draw:z-index="14" draw:style-name="gr1" draw:text-style-name="P26" svg:width="0.345cm" svg:height="0.345cm" draw:control="control15"/></text:p>
      <text:p text:style-name="P11"><text:soft-page-break/>L = [1, 2, 3]</text:p>
      <text:p text:style-name="P12"><text:span text:style-name="T2">double_values(L)</text:span><office:annotation><dc:creator>Unknown Author</dc:creator><dc:date>2012-11-09T09:33:18.60</dc:date><text:p text:style-name="P24"><text:span text:style-name="T3">This presently runs w/o error &amp; returns None – if the function had a return statement, it would return properly doubled values from the list</text:span></text:p></office:annotation></text:p>
      <text:p text:style-name="Text_20_body"><text:bookmark text:name="gensym_509cc2038fce1"/><draw:control text:anchor-type="as-char" draw:z-index="15" draw:style-name="gr1" draw:text-style-name="P26" svg:width="0.345cm" svg:height="0.345cm" draw:control="control16"/></text:p>
      <text:p text:style-name="Preformatted_20_Text">s = '123'</text:p>
      <text:p text:style-name="P12">double_values(s)<office:annotation><dc:creator>Unknown Author</dc:creator><dc:date>2012-11-09T09:34:20.60</dc:date><text:p text:style-name="P24"><text:span text:style-name="T3">Error – str does not support item assignment</text:span></text:p></office:annotation></text:p>
      <text:p text:style-name="Text_20_body"><text:bookmark text:name="gensym_509cc203902aa"/><draw:control text:anchor-type="as-char" draw:z-index="16" draw:style-name="gr1" draw:text-style-name="P26" svg:width="0.345cm" svg:height="0.345cm" draw:control="control17"/></text:p>
      <text:p text:style-name="P11">d = {0: 10, 1: 20, 2: 30}</text:p>
      <text:p text:style-name="P14">double_values(d)<office:annotation><dc:creator>Unknown Author</dc:creator><dc:date>2012-11-09T09:36:24.60</dc:date><text:p text:style-name="P24"><text:span text:style-name="T3">This works just like you'd expect it to, returns None like item 3 above</text:span></text:p></office:annotation></text:p>
      <text:h text:style-name="Heading_20_3" text:outline-level="3">Question 13</text:h>
      <text:p text:style-name="Text_20_body">Consider this function:</text:p>
      <text:p text:style-name="Preformatted_20_Text">def get_negative_nonnegative_lists(L):</text:p>
      <text:p text:style-name="Preformatted_20_Text"><text:s text:c="4"/>'''(list of list of int) -&gt; tuple of (list of int, list of int)</text:p>
      <text:p text:style-name="Preformatted_20_Text"/>
      <text:p text:style-name="Preformatted_20_Text"><text:s text:c="4"/>Return a tuple where the first item is a list of the negative ints in the</text:p>
      <text:p text:style-name="Preformatted_20_Text"><text:s text:c="4"/>inner lists of L and the second item is a list of the non-negative ints</text:p>
      <text:p text:style-name="Preformatted_20_Text"><text:s text:c="4"/>in those inner lists.</text:p>
      <text:p text:style-name="Preformatted_20_Text"/>
      <text:p text:style-name="Preformatted_20_Text"><text:s text:c="4"/>Precondition: the number of rows in L is the same as the number of</text:p>
      <text:p text:style-name="Preformatted_20_Text"><text:s text:c="4"/>columns.</text:p>
      <text:p text:style-name="Preformatted_20_Text"/>
      <text:p text:style-name="Preformatted_20_Text"><text:s text:c="4"/>&gt;&gt;&gt; get_negative_nonnegative_lists([[-1, <text:s/>3, <text:s/>5], [2, <text:s/>-4, <text:s/>5], [4, <text:s/>0, <text:s/>8]])</text:p>
      <text:p text:style-name="Preformatted_20_Text"><text:s text:c="4"/>([-1, -4], [3, 5, 2, 5, 4, 0, 8])</text:p>
      <text:p text:style-name="Preformatted_20_Text"><text:s text:c="4"/>'''</text:p>
      <text:p text:style-name="Preformatted_20_Text"/>
      <text:p text:style-name="Preformatted_20_Text"><text:s text:c="4"/>nonneg = []</text:p>
      <text:p text:style-name="Preformatted_20_Text"><text:s text:c="4"/>neg = []</text:p>
      <text:p text:style-name="Preformatted_20_Text"><text:s text:c="4"/>for row in range(len(L)):</text:p>
      <text:p text:style-name="Preformatted_20_Text"><text:s text:c="8"/>for col in range(len(L)):</text:p>
      <text:p text:style-name="Preformatted_20_Text"><text:s text:c="12"/># CODE MISSING HERE</text:p>
      <text:p text:style-name="Preformatted_20_Text"/>
      <text:p text:style-name="P12"><text:s text:c="4"/>return (neg, nonneg)</text:p>
      <text:p text:style-name="Text_20_body">Select the code fragment(s) that correctly complete this function.</text:p>
      <text:p text:style-name="Text_20_body"><text:bookmark text:name="gensym_509cc203950e4"/><draw:control text:anchor-type="as-char" draw:z-index="17" draw:style-name="gr1" draw:text-style-name="P26" svg:width="0.345cm" svg:height="0.345cm" draw:control="control18"/></text:p>
      <text:p text:style-name="Preformatted_20_Text"><text:s text:c="12"/><text:span text:style-name="T2">if L[row][col] &lt; 0:</text:span></text:p>
      <text:p text:style-name="P11"><text:s text:c="16"/>neg.append(L[row][col])</text:p>
      <text:p text:style-name="P11"><text:s text:c="12"/>elif L[row][col] &gt;= 0:</text:p>
      <text:p text:style-name="P14"><text:s text:c="16"/>nonneg.append(L[row][col])</text:p>
      <text:p text:style-name="Text_20_body"><text:bookmark text:name="gensym_509cc20393dc8"/><draw:control text:anchor-type="as-char" draw:z-index="18" draw:style-name="gr1" draw:text-style-name="P26" svg:width="0.345cm" svg:height="0.345cm" draw:control="control19"/></text:p>
      <text:p text:style-name="Preformatted_20_Text"><text:s text:c="12"/>if L[row][col] &gt; 0:</text:p>
      <text:p text:style-name="Preformatted_20_Text"><text:s text:c="16"/>nonneg.append(L[row][col])</text:p>
      <text:p text:style-name="Preformatted_20_Text"><text:s text:c="12"/>else:<office:annotation><dc:creator>Unknown Author</dc:creator><dc:date>2012-11-09T10:09:38.61</dc:date><text:p text:style-name="P24"><text:span text:style-name="T3">This code puts 0 in the list of negative numbers</text:span></text:p></office:annotation></text:p>
      <text:p text:style-name="P12"><text:s text:c="16"/>neg.append(L[row][col])</text:p>
      <text:p text:style-name="Text_20_body"><text:bookmark text:name="gensym_509cc20394b27"/><draw:control text:anchor-type="as-char" draw:z-index="19" draw:style-name="gr1" draw:text-style-name="P26" svg:width="0.345cm" svg:height="0.345cm" draw:control="control20"/></text:p>
      <text:p text:style-name="Preformatted_20_Text"><text:s text:c="11"/><text:span text:style-name="T2"><text:s/>if 0 &lt;= L[row][col]:</text:span></text:p>
      <text:p text:style-name="P11"><text:s text:c="16"/>nonneg.append(L[row][col])</text:p>
      <text:p text:style-name="P11"><text:s text:c="12"/>else:</text:p>
      <text:p text:style-name="P14"><text:s text:c="16"/>neg.append(L[row][col])</text:p>
      <text:p text:style-name="Text_20_body"><text:bookmark text:name="gensym_509cc2039454d"/><draw:control text:anchor-type="as-char" draw:z-index="20" draw:style-name="gr1" draw:text-style-name="P26" svg:width="0.345cm" svg:height="0.345cm" draw:control="control21"/></text:p>
      <text:p text:style-name="Preformatted_20_Text"><text:soft-page-break/><text:s text:c="12"/>if L[row][col] &lt; 0:</text:p>
      <text:p text:style-name="Preformatted_20_Text"><text:s text:c="16"/>neg.append(L[row][col])</text:p>
      <text:p text:style-name="Preformatted_20_Text"/>
      <text:p text:style-name="P12"><text:s text:c="12"/>nonneg.append(L[row][col])<office:annotation><dc:creator>Unknown Author</dc:creator><dc:date>2012-11-09T10:11:47.61</dc:date><text:p text:style-name="P24"><text:span text:style-name="T3">This line includes negative numbers in the positive number list</text:span></text:p></office:annotation></text:p>
      <text:p text:style-name="Text_20_body"><text:bookmark text:name="gensym_509cc2039568a"/><draw:control text:anchor-type="as-char" draw:z-index="21" draw:style-name="gr1" draw:text-style-name="P26" svg:width="0.345cm" svg:height="0.345cm" draw:control="control22"/></text:p>
      <text:p text:style-name="Preformatted_20_Text"><text:s text:c="12"/><text:span text:style-name="T2">if L[row][col] &lt; 0:</text:span></text:p>
      <text:p text:style-name="P11"><text:s text:c="16"/>neg.append(L[row][col])</text:p>
      <text:p text:style-name="P11"><text:s text:c="12"/>else:</text:p>
      <text:p text:style-name="P14"><text:s text:c="16"/>nonneg.append(L[row][col])</text:p>
      <text:h text:style-name="Heading_20_3" text:outline-level="3">Question 14</text:h>
      <text:p text:style-name="P2">Consider this code:</text:p>
      <text:p text:style-name="P10">def count_chars(s):</text:p>
      <text:p text:style-name="P10"><text:s text:c="4"/>'''(str) -&gt; dict of {str: int}</text:p>
      <text:p text:style-name="P10"/>
      <text:p text:style-name="P10"><text:s text:c="4"/>Return a dictionary where the keys are the characters in s and the values</text:p>
      <text:p text:style-name="P10"><text:s text:c="4"/>are how many times those characters appear in s.</text:p>
      <text:p text:style-name="P10"/>
      <text:p text:style-name="P10"><text:s text:c="4"/>&gt;&gt;&gt; count_chars('abracadabra')</text:p>
      <text:p text:style-name="P10"><text:s text:c="4"/>{'a': 5, 'r': 2, 'b': 2, 'c': 1, 'd': 1}</text:p>
      <text:p text:style-name="P10"><text:s text:c="4"/>'''</text:p>
      <text:p text:style-name="P10"><text:s text:c="4"/>d = {}</text:p>
      <text:p text:style-name="P10"/>
      <text:p text:style-name="P10"><text:s text:c="4"/>for c in s:</text:p>
      <text:p text:style-name="P10"><text:s text:c="8"/>if not (c in d):</text:p>
      <text:p text:style-name="P10"><text:s text:c="12"/># CODE MISSING HERE</text:p>
      <text:p text:style-name="P10"><text:s text:c="8"/>else:</text:p>
      <text:p text:style-name="P10"><text:s text:c="12"/>d[c] = d[c] + 1</text:p>
      <text:p text:style-name="P10"/>
      <text:p text:style-name="P13"><text:s text:c="4"/>return d</text:p>
      <text:p text:style-name="P2">Write the missing assignment statement. Do not call any functions or methods. Do not use unnecessary parentheses.</text:p>
      <text:p text:style-name="P5">d[c] = 1</text:p>
      <text:p text:style-name="P5"/>
      <text:p text:style-name="P22"/>
      <text:p text:style-name="P15">The docstring in this function is correct. </text:p>
      <text:p text:style-name="Preformatted_20_Text">def swap_words(two_words):</text:p>
      <text:p text:style-name="Preformatted_20_Text"><text:s text:c="4"/>'''(str) -&gt; str</text:p>
      <text:p text:style-name="Preformatted_20_Text"/>
      <text:p text:style-name="Preformatted_20_Text"><text:s text:c="4"/>Precondition: two_words is a string containing two words separated by one space.</text:p>
      <text:p text:style-name="Preformatted_20_Text"/>
      <text:p text:style-name="Preformatted_20_Text"><text:s text:c="4"/>Return a new string where the words are in reverse order, again separated by</text:p>
      <text:p text:style-name="Preformatted_20_Text"><text:s text:c="4"/>one space.</text:p>
      <text:p text:style-name="Preformatted_20_Text"/>
      <text:p text:style-name="Preformatted_20_Text"><text:s text:c="4"/>&gt;&gt;&gt; swap_word('Hello World')</text:p>
      <text:p text:style-name="Preformatted_20_Text"><text:s text:c="4"/>World Hello</text:p>
      <text:p text:style-name="Preformatted_20_Text"><text:s text:c="4"/>'''</text:p>
      <text:p text:style-name="Preformatted_20_Text"/>
      <text:p text:style-name="Preformatted_20_Text"><text:s text:c="4"/>first = two_words[:two_words.find(' ')]</text:p>
      <text:p text:style-name="Preformatted_20_Text"><text:s text:c="4"/>second = two_words[two_words.find(' ') + 1:]</text:p>
      <text:p text:style-name="P12"><text:s text:c="4"/>print(second + ' ' + first)</text:p>
      <text:p text:style-name="P6">The body of the function does not match the docstring. Select the reason(s) why.</text:p>
      <text:p text:style-name="P6"><text:soft-page-break/>An error occurs on the second slice. </text:p>
      <text:p text:style-name="P6">Variables <text:span text:style-name="Source_20_Text">first</text:span> and <text:span text:style-name="Source_20_Text">second</text:span> refer to the wrong values. </text:p>
      <text:p text:style-name="P6">The function should use a <text:span text:style-name="Source_20_Text">return</text:span> statement <text:span text:style-name="Emphasis">after</text:span> the call on function <text:span text:style-name="Source_20_Text">print</text:span>. </text:p>
      <text:p text:style-name="P6"><text:span text:style-name="T2">The function should use a </text:span><text:span text:style-name="Source_20_Text"><text:span text:style-name="T2">return</text:span></text:span><text:span text:style-name="T2"> statement </text:span><text:span text:style-name="Emphasis"><text:span text:style-name="T2">instead of</text:span></text:span><text:span text:style-name="T2"> a call on function </text:span><text:span text:style-name="Source_20_Text"><text:span text:style-name="T2">print</text:span></text:span><text:span text:style-name="T2">. </text:span></text:p>
      <text:p text:style-name="P5"/>
      <text:p text:style-name="Standard"/>
      <text:p text:style-name="Standard"/>
      <text:h text:style-name="Heading_20_3" text:outline-level="3">Question 8</text:h>
      <text:p text:style-name="Text_20_body">Consider these two functions; we provide only the headers, type contracts, and a precondition:</text:p>
      <text:p text:style-name="Preformatted_20_Text">def burble(a, b):</text:p>
      <text:p text:style-name="P12"><text:s text:c="4"/>'''(int, float) -&gt; str'''</text:p>
      <text:p text:style-name="Preformatted_20_Text">def snorgle(L):</text:p>
      <text:p text:style-name="Preformatted_20_Text"><text:s text:c="4"/>'''(list of str) -&gt; float</text:p>
      <text:p text:style-name="P12"><text:s text:c="4"/>Precondition: L has at least one element.'''</text:p>
      <text:p text:style-name="Text_20_body">Below are code fragments that call these two functions in various ways. Select the code fragment(s) below that are valid according to the function headers and the type contracts.</text:p>
      <text:p text:style-name="P16">burble(snorgle(['a', 'b', 'c']<office:annotation><dc:creator>Unknown Author</dc:creator><dc:date>2012-11-13T08:57:07.97</dc:date><text:p text:style-name="P25"><text:span text:style-name="T4">List of str</text:span></text:p></office:annotation>), 8 // 3<office:annotation><dc:creator>Unknown Author</dc:creator><dc:date>2012-11-13T08:58:25.29</dc:date><text:p text:style-name="P25"><text:span text:style-name="T4">Not a float</text:span></text:p></office:annotation>)</text:p>
      <text:p text:style-name="P16"><text:tab/>burble(snorgle(list of str), int)</text:p>
      <text:p text:style-name="P16"><text:tab/>burble(float, int) NOT VALID</text:p>
      <text:p text:style-name="P16"/>
      <text:p text:style-name="P16">burble([snorgle(1, 1.0), 'b'])</text:p>
      <text:p text:style-name="P16"><text:tab/>burble([snorgle(int, float), str])</text:p>
      <text:p text:style-name="P16"><text:tab/>burble(INVALID CALL TO SNORGLE, str)</text:p>
      <text:p text:style-name="P16"><text:tab/>burble([INVALID CALL TO SNORGLE, INVALID INPUT FOR BURBLE]</text:p>
      <text:p text:style-name="P17">snorgle([burble(1, 1.0), 'b'])</text:p>
      <text:p text:style-name="P16"><text:tab/>snorgle([str, 'b'])VALID CALL TO BURBLE (int, float) – &gt; str</text:p>
      <text:p text:style-name="P16"><text:tab/>VALID CALL TO SNORGLE</text:p>
      <text:p text:style-name="P17">burble(len(burble(1, 2.2)), 3.3)</text:p>
      <text:p text:style-name="P16"><text:tab/>burble((int), 2.3) </text:p>
      <text:p text:style-name="P16"><text:tab/>burble(int, float)</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9T08:43:29.21</meta:creation-date>
    <dc:date>2012-11-13T09:49:43.50</dc:date>
    <meta:editing-duration>PT3H43M1S</meta:editing-duration>
    <meta:editing-cycles>21</meta:editing-cycles>
    <meta:generator>OpenOffice.org/3.4$Win32 OpenOffice.org_project/340m1$Build-9590</meta:generator>
    <meta:document-statistic meta:table-count="0" meta:image-count="0" meta:object-count="0" meta:page-count="8" meta:paragraph-count="289" meta:word-count="1673" meta:character-count="10445"/>
  </office:meta>
</office:document-meta>
</file>